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uture Work:</text:p>
      <text:p text:style-name="P1"/>
      <text:p text:style-name="P1">As described in the Blocking section, we encountered some latency issues with SNORT that inhibited its blocking ability under certain conditions. For Kindsicher to be effective in all circumstances, SNORT needs to <text:span text:style-name="T1">&lt;PHIL – Please expand on this&gt;</text:span></text:p>
      <text:p text:style-name="P1"/>
      <text:p text:style-name="P1">In the Reporting section, we described some of the shortcomings of BASE, primary of which being its reporting on network access using only IP addresses. The reporting can be made more user friendly by incorporating domain names instead of or in addition to IP addresses. It could also be modified to provide a richer set of data to parents, that makes understanding their child's web access footprint much more intuitive.</text:p>
      <text:p text:style-name="P1"/>
      <text:p text:style-name="P1">Over the longer term, we also need a process that automates maintaining the addresses in the SNORT white-list. We envision that a child can request addition of a new website domain as a text message to the parent's phone and the parent could then chose to approve or deny that request, automatically updating the white-list a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itu Achan</meta:initial-creator>
    <meta:creation-date>2014-12-11T09:04:22.10</meta:creation-date>
    <meta:document-statistic meta:table-count="0" meta:image-count="0" meta:object-count="0" meta:page-count="1" meta:paragraph-count="4" meta:word-count="167" meta:character-count="1011"/>
    <dc:date>2014-12-11T09:23:51.69</dc:date>
    <dc:creator>Chaitu Achan</dc:creator>
    <meta:editing-duration>PT19M29S</meta:editing-duration>
    <meta:editing-cycles>1</meta:editing-cycles>
    <meta:generator>OpenOffice/4.1.1$Win32 OpenOffice.org_project/411m6$Build-9775</meta:generator>
  </office:meta>
</office:document-meta>
</file>